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TATIONDatatypeValidator.NOTATIONDatatype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TATIONDatatypeValidator.validate( String content , Valid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